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muxInput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muxInputStream.read( byte [ ] buffer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muxInputStream.DemuxInputStream(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